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504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2.127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073cm"/>
    </style:style>
    <style:style style:name="co11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ackground-color="#b2b2b2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1">
      <style:table-cell-properties fo:border-bottom="0.74pt solid #666666" fo:background-color="#eeeeee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">
      <style:table-cell-properties fo:border-bottom="0.74pt solid #666666" fo:background-color="#eeeeee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666666" fo:background-color="#eeeeee" style:diagonal-bl-tr="none" style:diagonal-tl-br="none" style:text-align-source="value-type" style:repeat-content="false" fo:wrap-option="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Excel_20_Built-in_20_Comma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Comma">
      <style:table-cell-properties fo:border-bottom="0.74pt solid #666666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Excel_20_Built-in_20_Comma">
      <style:table-cell-properties fo:border-bottom="0.74pt solid #666666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Excel_20_Built-in_20_Comma">
      <style:table-cell-properties fo:border-bottom="0.74pt solid #666666" fo:background-color="#b2b2b2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Excel_20_Built-in_20_Comma">
      <style:table-cell-properties fo:border-bottom="0.74pt solid #666666" fo:background-color="#b2b2b2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Excel_20_Built-in_20_Comma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Comma">
      <style:table-cell-properties fo:border-bottom="0.74pt solid #666666" fo:background-color="#b2b2b2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Excel_20_Built-in_20_Comma">
      <style:table-cell-properties fo:border-bottom="0.74pt solid #666666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Excel_20_Built-in_20_Comma">
      <style:table-cell-properties fo:background-color="#b2b2b2" style:cell-protect="protected" style:print-content="true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fo:border-bottom="0.74pt solid #666666" style:cell-protect="protected" style:print-content="true" style:diagonal-bl-tr="none" style:diagonal-tl-br="none" style:text-align-source="fix" style:repeat-content="false" fo:background-color="transparent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fo:border-bottom="0.74pt solid #666666" fo:background-color="#eeeeee" style:cell-protect="protected" style:print-content="true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Comma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3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9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6"/>
        <table:table-column table:style-name="co7" table:default-cell-style-name="ce19"/>
        <table:table-column table:style-name="co8" table:default-cell-style-name="ce19"/>
        <table:table-column table:style-name="co5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53" table:default-cell-style-name="ce16"/>
        <table:table-column table:style-name="co11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7" office:value-type="string" calcext:value-type="string" table:number-columns-spanned="1" table:number-rows-spanned="3">
            <text:p>Nome</text:p>
          </table:table-cell>
          <table:table-cell table:style-name="ce7" office:value-type="string" calcext:value-type="string" table:number-columns-spanned="1" table:number-rows-spanned="3">
            <text:p>Cargo</text:p>
          </table:table-cell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34" office:value-type="string" calcext:value-type="string" table:number-columns-spanned="5" table:number-rows-spanned="1">
            <text:p>RENDIMENTOS</text:p>
          </table:table-cell>
          <table:covered-table-cell table:number-columns-repeated="4" table:style-name="ce34"/>
          <table:table-cell table:style-name="ce20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1" office:value-type="string" office:string-value="DESCONTOS" calcext:value-type="string" table:number-columns-spanned="3" table:number-rows-spanned="1">
            <text:p><text:s/>DESCONTOS </text:p>
          </table:table-cell>
          <table:covered-table-cell table:number-columns-repeated="2" table:style-name="ce41"/>
          <table:table-cell table:style-name="ce20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43" office:value-type="string" office:string-value="Indenizações" calcext:value-type="string" table:number-columns-spanned="3" table:number-rows-spanned="2">
            <text:p><text:s/>Indenizações </text:p>
          </table:table-cell>
          <table:covered-table-cell table:number-columns-repeated="2" table:style-name="ce43"/>
          <table:table-cell table:style-name="ce25" office:value-type="string" office:string-value="Outras Remunerações Temporárias" calcext:value-type="string" table:number-columns-spanned="1" table:number-rows-spanned="3">
            <text:p><text:s/>Outras Remunerações Temporárias </text:p>
          </table:table-cell>
          <table:table-cell table:style-name="ce12" table:number-columns-repeated="46"/>
          <table:table-cell table:number-columns-repeated="960"/>
        </table:table-row>
        <table:table-row table:style-name="ro1">
          <table:covered-table-cell table:style-name="ce2"/>
          <table:covered-table-cell table:number-columns-repeated="3" table:style-name="ce2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 table:style-name="ce23"/>
          <table:table-cell table:style-name="ce37" office:value-type="string" office:string-value="Remuneração Eventual ou temporária" calcext:value-type="string" table:number-columns-spanned="3" table:number-rows-spanned="1">
            <text:p><text:s/>Remuneração Eventual ou temporária </text:p>
          </table:table-cell>
          <table:covered-table-cell table:number-columns-repeated="3" table:style-name="ce37"/>
          <table:table-cell table:style-name="ce37" office:value-type="string" office:string-value="Obrigatórios Legais" calcext:value-type="string" table:number-columns-spanned="2" table:number-rows-spanned="1">
            <text:p><text:s/>Obrigatórios Legais </text:p>
          </table:table-cell>
          <table:covered-table-cell table:style-name="ce37"/>
          <table:table-cell table:style-name="ce37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37"/>
          <table:covered-table-cell table:number-columns-repeated="3" table:style-name="ce44"/>
          <table:covered-table-cell table:style-name="ce26"/>
          <table:table-cell table:style-name="ce30" table:number-columns-repeated="1006"/>
        </table:table-row>
        <table:table-row table:style-name="ro2">
          <table:covered-table-cell table:style-name="ce3"/>
          <table:covered-table-cell table:number-columns-repeated="3" table:style-name="ce24"/>
          <table:table-cell table:style-name="ce24" office:value-type="string" calcext:value-type="string">
            <office:annotation draw:style-name="gr1" draw:text-style-name="P2" svg:width="5.263cm" svg:height="1.47cm" svg:x="31.409cm" svg:y="0.217cm" draw:caption-point-x="-5.998cm" draw:caption-point-y="0.586cm">
              <dc:date>2019-06-28T00:00:00</dc:date>
              <text:p text:style-name="P1"><text:span text:style-name="T1">Vencimento Básico</text:span></text:p>
              <text:p text:style-name="P1"><text:span text:style-name="T1">Gratificação de Promotoria</text:span></text:p>
              <text:p text:style-name="P1"><text:span text:style-name="T1"/></text:p>
            </office:annotation>
            <text:p>Remuneração Cargo Efetivo</text:p>
          </table:table-cell>
          <table:table-cell table:style-name="ce24" office:value-type="string" calcext:value-type="string">
            <office:annotation draw:style-name="gr2" draw:text-style-name="P2" svg:width="9.964cm" svg:height="3.585cm" svg:x="34.581cm" svg:y="0.31cm" draw:caption-point-x="-6.288cm" draw:caption-point-y="0.493cm">
              <dc:date>2019-06-28T00:00:00</dc:date>
              <text:p text:style-name="P1"><text:span text:style-name="T1">Gratificação de Promotoria Incorporada</text:span></text:p>
              <text:p text:style-name="P1"><text:span text:style-name="T1">Gratificação Representação Incorporada</text:span></text:p>
              <text:p text:style-name="P1"><text:span text:style-name="T1">Adicional por Tempo de Serviço</text:span></text:p>
              <text:p text:style-name="P1"><text:span text:style-name="T1">Adicional sobre Gratificação de Repres. Incorporada</text:span></text:p>
              <text:p text:style-name="P1"><text:span text:style-name="T1">Sexta Parte</text:span></text:p>
              <text:p text:style-name="P1"><text:span text:style-name="T1">Sexta Parte sobre Gratific. Represent. Incorporada</text:span></text:p>
              <text:p text:style-name="P1"><text:span text:style-name="T1">Art. 133CE - Diferença de Vencimentos</text:span></text:p>
              <text:p text:style-name="P1"><text:span text:style-name="T1">LC 924/04 - Diferença de Vencimentos</text:span></text:p>
            </office:annotation>
            <text:p>Outras Verbas Remuneratórias, Legais ou Judiciais</text:p>
          </table:table-cell>
          <table:table-cell table:style-name="ce38" office:value-type="string" office:string-value="Função de Confiança ou Cargo em Comissão" calcext:value-type="string">
            <office:annotation draw:style-name="gr3" draw:text-style-name="P2" svg:width="7.407cm" svg:height="4.154cm" svg:x="30.827cm" svg:y="0.528cm" draw:caption-point-x="-0.407cm" draw:caption-point-y="0.275cm">
              <dc:date>2019-06-28T00:00:00</dc:date>
              <text:p text:style-name="P1"><text:span text:style-name="T1">Gratificação de Representação</text:span></text:p>
              <text:p text:style-name="P1"><text:span text:style-name="T1">Ato Normativo 766/2013-PGJ-03/04/2013</text:span></text:p>
              <text:p text:style-name="P1"><text:span text:style-name="T1">Pro-Labore Dirigente Assessoria Técnica</text:span></text:p>
              <text:p text:style-name="P1"><text:span text:style-name="T1">Pro-Labora Sub Adm. Cargo Novo Criado</text:span></text:p>
              <text:p text:style-name="P1"><text:span text:style-name="T1">Gratificação de Diligência</text:span></text:p>
              <text:p text:style-name="P1"><text:span text:style-name="T1">Substituição Eventual (NU/CC-SF)</text:span></text:p>
            </office:annotation>
            <text:p><text:s/>Função de Confiança ou Cargo em Comissão </text:p>
          </table:table-cell>
          <table:table-cell table:style-name="ce38" office:value-type="string" office:string-value="Gratificação Natalina (13º  sal.)" calcext:value-type="string">
            <text:p><text:s/>Gratificação Natalina (13º <text:s/>sal.) </text:p>
          </table:table-cell>
          <table:table-cell table:style-name="ce38" office:value-type="string" office:string-value="Abono de Permanência" calcext:value-type="string">
            <text:p><text:s/>Abono de Permanência </text:p>
          </table:table-cell>
          <table:covered-table-cell table:style-name="ce38"/>
          <table:table-cell table:style-name="ce22" office:value-type="string" office:string-value="Contribuição Previdenciária" calcext:value-type="string">
            <text:p><text:s/>Contribuição Previdenciária </text:p>
          </table:table-cell>
          <table:table-cell table:style-name="ce22" office:value-type="string" office:string-value="Imposto de Renda" calcext:value-type="string">
            <text:p><text:s/>Imposto de Renda </text:p>
          </table:table-cell>
          <table:covered-table-cell table:number-columns-repeated="2" table:style-name="ce38"/>
          <table:table-cell table:style-name="ce24" office:value-type="string" calcext:value-type="string">
            <text:p>Auxilio Alimentação</text:p>
          </table:table-cell>
          <table:table-cell table:style-name="ce24" office:value-type="string" calcext:value-type="string">
            <text:p>Auxilio Transporte</text:p>
          </table:table-cell>
          <table:table-cell table:style-name="ce24" office:value-type="string" calcext:value-type="string">
            <text:p>Férias em Pecúnia</text:p>
          </table:table-cell>
          <table:covered-table-cell table:style-name="ce27"/>
          <table:table-cell table:style-name="ce31" table:number-columns-repeated="1006"/>
        </table:table-row>
        <table:table-row table:style-name="ro3">
          <table:table-cell table:style-name="ce5" office:value-type="float" office:value="4324" calcext:value-type="float">
            <text:p>4324</text:p>
          </table:table-cell>
          <table:table-cell table:style-name="ce11" office:value-type="string" calcext:value-type="string">
            <text:p>MILTON RANGEL DE QUADROS</text:p>
          </table:table-cell>
          <table:table-cell table:style-name="ce11" office:value-type="string" calcext:value-type="string">
            <text:p>OFICIAL DE PROMOTORIA I</text:p>
          </table:table-cell>
          <table:table-cell table:style-name="ce11" office:value-type="string" calcext:value-type="string">
            <text:p>SERVICO TECNICO ADMINISTRATIVO DE ARACATUBA <text:s text:c="11"/></text:p>
          </table:table-cell>
          <table:table-cell table:style-name="ce15" office:value-type="float" office:value="5244" calcext:value-type="float">
            <text:p><text:s/>5.244,00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office:value-type="float" office:value="80.31" calcext:value-type="float">
            <text:p><text:s/>80,31 </text:p>
          </table:table-cell>
          <table:table-cell table:number-columns-repeated="2" table:style-name="ce15" office:value-type="float" office:value="0" calcext:value-type="float">
            <text:p><text:s/>- </text:p>
          </table:table-cell>
          <table:table-cell table:style-name="ce15" office:value-type="float" office:value="5324.31" calcext:value-type="float">
            <text:p><text:s/>5.324,31 </text:p>
          </table:table-cell>
          <table:table-cell table:style-name="ce15" office:value-type="float" office:value="106.48" calcext:value-type="float">
            <text:p><text:s/>106,48 </text:p>
          </table:table-cell>
          <table:table-cell table:style-name="ce15" office:value-type="float" office:value="594.82" calcext:value-type="float">
            <text:p><text:s/>594,82 </text:p>
          </table:table-cell>
          <table:table-cell table:style-name="ce15" office:value-type="float" office:value="701.3" calcext:value-type="float">
            <text:p><text:s/>701,30 </text:p>
          </table:table-cell>
          <table:table-cell table:style-name="ce15" office:value-type="float" office:value="4623.01" calcext:value-type="float">
            <text:p><text:s/>4.623,01 </text:p>
          </table:table-cell>
          <table:table-cell table:number-columns-repeated="2" table:style-name="ce15" office:value-type="float" office:value="0" calcext:value-type="float">
            <text:p><text:s/>- </text:p>
          </table:table-cell>
          <table:table-cell table:style-name="ce15" office:value-type="float" office:value="3496" calcext:value-type="float">
            <text:p><text:s/>3.496,00 </text:p>
          </table:table-cell>
          <table:table-cell table:style-name="ce29" office:value-type="float" office:value="80.31" calcext:value-type="float">
            <text:p><text:s/>80,31 </text:p>
          </table:table-cell>
          <table:table-cell table:number-columns-repeated="1006"/>
        </table:table-row>
        <table:table-row table:style-name="ro3" table:number-rows-repeated="1047882">
          <table:table-cell table:number-columns-repeated="1024"/>
        </table:table-row>
        <table:table-row table:style-name="ro4" table:number-rows-repeated="68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Tabela I'.$A$1" table:cell-range-address="$'Tabela I'.$A$3:.$AB$4"/>
        </table:named-expressions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0:48:36.3437688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20:25:09</meta:creation-date>
    <dc:date>2021-02-01T10:50:07.299102820</dc:date>
    <meta:generator>LibreOffice/6.4.4.2$Linux_X86_64 LibreOffice_project/40$Build-2</meta:generator>
    <meta:editing-duration>PT21M3S</meta:editing-duration>
    <meta:editing-cycles>2</meta:editing-cycles>
    <meta:document-statistic meta:table-count="1" meta:cell-count="42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